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000000" draw:textarea-vertical-align="middle" draw:auto-grow-height="false" fo:min-height="0.749cm" fo:min-width="0.499cm"/>
    </style:style>
    <style:style style:name="gr8" style:family="graphic" style:parent-style-name="standard">
      <style:graphic-properties draw:fill="solid" draw:fill-color="#9999cc" draw:textarea-horizontal-align="justify" draw:textarea-vertical-align="middle" draw:auto-grow-height="false" fo:min-height="0cm" fo:min-width="0cm"/>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1" style:family="graphic" style:parent-style-name="standard">
      <style:graphic-properties draw:fill="solid" draw:fill-color="#c0c0c0" draw:textarea-horizontal-align="justify" draw:textarea-vertical-align="middle" draw:auto-grow-height="false" fo:min-height="0cm" fo:min-width="0cm"/>
    </style:style>
    <style:style style:name="gr12" style:family="graphic" style:parent-style-name="standard">
      <style:graphic-properties draw:fill="solid" draw:fill-color="#83caff"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4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4.308cm" svg:height="0.962cm" svg:x="6.2cm" svg:y="9.8cm">
          <draw:text-box>
            <text:p>1. Sivupyyntö</text:p>
          </draw:text-box>
        </draw:frame>
        <draw:frame draw:style-name="gr5" draw:layer="layout" svg:width="3.453cm" svg:height="1.562cm" svg:x="6.6cm" svg:y="14.8cm">
          <draw:text-box>
            <text:p>4. Vastaus</text:p>
          </draw:text-box>
        </draw:frame>
        <draw:custom-shape draw:style-name="gr6"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8" draw:text-style-name="P1" draw:layer="layout" svg:width="4.8cm" svg:height="6.4cm" svg:x="20.4cm" svg:y="10.6cm">
          <text:p text:style-name="P1">Palvelimen<text:line-break/>ohjelmalogiik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6.8cm" svg:height="2.6cm" svg:x="10.8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1"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4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0.962cm" svg:x="19.8cm" svg:y="12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T35M16S</meta:editing-duration>
    <meta:editing-cycles>6</meta:editing-cycles>
    <dc:date>2012-01-13T15:18:02</dc:date>
    <dc:creator>olli </dc:creator>
    <meta:generator>LibreOffice/3.4$Unix LibreOffice_project/340m1$Build-402</meta:generator>
    <meta:document-statistic meta:object-count="55"/>
  </office:meta>
</office:document-meta>
</file>